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u</mi>
      <mrow>
        <mi/>
        <mo stretchy="false">=</mo>
        <mi/>
      </mrow>
      <mfrac>
        <mi>c</mi>
        <mi>n</mi>
      </mfrac>
      <mrow>
        <mi/>
        <mo stretchy="false">=</mo>
        <mi/>
      </mrow>
      <mfrac>
        <mn>1</mn>
        <msqrt>
          <mrow>
            <msub>
              <mo stretchy="false">ϵ</mo>
              <mn>0</mn>
            </msub>
            <msub>
              <mo stretchy="false">ϵ</mo>
              <mi>r</mi>
            </msub>
            <msub>
              <mo stretchy="false">μ</mo>
              <mn>0</mn>
            </msub>
            <msub>
              <mo stretchy="false">μ</mo>
              <mi>r</mi>
            </msub>
          </mrow>
        </msqrt>
      </mfrac>
    </mrow>
    <annotation encoding="StarMath 5.0">u `=` c over n `=` 1 over sqrt{%epsilon_0 %iepsilon_r %mu_0 %imu_r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5T13:02:29.996000000</meta:creation-date>
    <meta:generator>LibreOffice/4.1.4.2$Windows_x86 LibreOffice_project/0a0440ccc0227ad9829de5f46be37cfb6edcf72</meta:generator>
  </office:meta>
</office:document-meta>
</file>